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25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2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2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2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2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0596" calcext:value-type="float">
            <text:p>20.77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2812" calcext:value-type="float">
            <text:p>20.21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9344" calcext:value-type="float">
            <text:p>21.9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0384" calcext:value-type="float">
            <text:p>20.0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87" calcext:value-type="float">
            <text:p>20.07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7868" calcext:value-type="float">
            <text:p>23.32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914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96" meta:object-count="0"/>
    <meta:user-defined meta:name="AppVersion">3.0</meta:user-defined>
  </office:meta>
</office:document-meta>
</file>